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00228a" officeooo:paragraph-rsid="0000228a"/>
    </style:style>
    <style:style style:name="P2" style:family="paragraph" style:parent-style-name="Standard">
      <style:text-properties officeooo:rsid="0000228a" officeooo:paragraph-rsid="00055f37"/>
    </style:style>
    <style:style style:name="P3" style:family="paragraph" style:parent-style-name="Standard">
      <style:text-properties officeooo:rsid="00011148" officeooo:paragraph-rsid="00011148"/>
    </style:style>
    <style:style style:name="P4" style:family="paragraph" style:parent-style-name="Standard">
      <style:text-properties officeooo:rsid="00026fc3" officeooo:paragraph-rsid="00026fc3"/>
    </style:style>
    <style:style style:name="P5" style:family="paragraph" style:parent-style-name="Standard">
      <style:text-properties officeooo:rsid="0004a85a" officeooo:paragraph-rsid="0004a85a"/>
    </style:style>
    <style:style style:name="P6" style:family="paragraph" style:parent-style-name="Standard">
      <style:text-properties officeooo:rsid="0000228a" officeooo:paragraph-rsid="0000228a"/>
    </style:style>
    <style:style style:name="P7" style:family="paragraph" style:parent-style-name="Standard" style:list-style-name="L4">
      <style:text-properties officeooo:rsid="0000228a" officeooo:paragraph-rsid="0010ce8a"/>
    </style:style>
    <style:style style:name="P8" style:family="paragraph" style:parent-style-name="Standard" style:list-style-name="L5">
      <style:text-properties officeooo:rsid="0000228a" officeooo:paragraph-rsid="001141fc"/>
    </style:style>
    <style:style style:name="P9" style:family="paragraph" style:parent-style-name="Standard">
      <style:text-properties officeooo:rsid="00011148" officeooo:paragraph-rsid="000e404b"/>
    </style:style>
    <style:style style:name="P10" style:family="paragraph" style:parent-style-name="Standard" style:list-style-name="L1">
      <style:text-properties officeooo:rsid="00011148" officeooo:paragraph-rsid="000e404b"/>
    </style:style>
    <style:style style:name="P11" style:family="paragraph" style:parent-style-name="Standard" style:list-style-name="L1">
      <style:text-properties officeooo:rsid="00011148" officeooo:paragraph-rsid="00011148"/>
    </style:style>
    <style:style style:name="P12" style:family="paragraph" style:parent-style-name="Standard" style:list-style-name="L5">
      <style:text-properties officeooo:rsid="00011148" officeooo:paragraph-rsid="001141fc"/>
    </style:style>
    <style:style style:name="P13" style:family="paragraph" style:parent-style-name="Standard" style:list-style-name="L1">
      <style:text-properties officeooo:rsid="00055f37" officeooo:paragraph-rsid="00011148"/>
    </style:style>
    <style:style style:name="P14" style:family="paragraph" style:parent-style-name="Standard" style:list-style-name="L2">
      <style:text-properties officeooo:rsid="00055f37" officeooo:paragraph-rsid="000f3abe"/>
    </style:style>
    <style:style style:name="P15" style:family="paragraph" style:parent-style-name="Standard" style:list-style-name="L3">
      <style:text-properties officeooo:rsid="00055f37" officeooo:paragraph-rsid="00055f37"/>
    </style:style>
    <style:style style:name="P16" style:family="paragraph" style:parent-style-name="Standard" style:list-style-name="L3">
      <style:text-properties officeooo:rsid="00055f37" officeooo:paragraph-rsid="000fb0d1"/>
    </style:style>
    <style:style style:name="P17" style:family="paragraph" style:parent-style-name="Standard">
      <style:text-properties officeooo:rsid="000fb0d1" officeooo:paragraph-rsid="000fb0d1"/>
    </style:style>
    <style:style style:name="P18" style:family="paragraph" style:parent-style-name="Standard">
      <style:text-properties officeooo:rsid="0010ce8a" officeooo:paragraph-rsid="0010ce8a"/>
    </style:style>
    <style:style style:name="P19" style:family="paragraph" style:parent-style-name="Standard" style:list-style-name="L5">
      <style:text-properties officeooo:rsid="001141fc" officeooo:paragraph-rsid="001141fc"/>
    </style:style>
    <style:style style:name="P20" style:family="paragraph" style:parent-style-name="Standard">
      <style:text-properties officeooo:rsid="00153691" officeooo:paragraph-rsid="00153691"/>
    </style:style>
    <style:style style:name="P21" style:family="paragraph" style:parent-style-name="Standard" style:list-style-name="L6">
      <style:text-properties officeooo:rsid="00153691" officeooo:paragraph-rsid="00153691"/>
    </style:style>
    <style:style style:name="P22" style:family="paragraph" style:parent-style-name="Standard" style:list-style-name="L6">
      <style:text-properties officeooo:rsid="0016c46a" officeooo:paragraph-rsid="0016c46a"/>
    </style:style>
    <style:style style:name="T1" style:family="text">
      <style:text-properties officeooo:rsid="00026fc3"/>
    </style:style>
    <style:style style:name="T2" style:family="text">
      <style:text-properties officeooo:rsid="000443e3"/>
    </style:style>
    <style:style style:name="T3" style:family="text">
      <style:text-properties officeooo:rsid="00055f37"/>
    </style:style>
    <style:style style:name="T4" style:family="text">
      <style:text-properties officeooo:rsid="000adc83"/>
    </style:style>
    <style:style style:name="T5" style:family="text">
      <style:text-properties officeooo:rsid="000cc72c"/>
    </style:style>
    <style:style style:name="T6" style:family="text">
      <style:text-properties officeooo:rsid="000e404b"/>
    </style:style>
    <style:style style:name="T7" style:family="text">
      <style:text-properties officeooo:rsid="000f3abe"/>
    </style:style>
    <style:style style:name="T8" style:family="text">
      <style:text-properties officeooo:rsid="000f809d"/>
    </style:style>
    <style:style style:name="T9" style:family="text">
      <style:text-properties officeooo:rsid="000fb0d1"/>
    </style:style>
    <style:style style:name="T10" style:family="text">
      <style:text-properties officeooo:rsid="0010ce8a"/>
    </style:style>
    <style:style style:name="T11" style:family="text">
      <style:text-properties officeooo:rsid="001141fc"/>
    </style:style>
    <style:style style:name="T12" style:family="text">
      <style:text-properties officeooo:rsid="001262d9"/>
    </style:style>
    <style:style style:name="T13" style:family="text">
      <style:text-properties officeooo:rsid="0013b47a"/>
    </style:style>
    <style:style style:name="T14" style:family="text">
      <style:text-properties officeooo:rsid="00153691"/>
    </style:style>
    <style:style style:name="T15" style:family="text">
      <style:text-properties officeooo:rsid="0016c46a"/>
    </style:style>
    <style:style style:name="T16" style:family="text">
      <style:text-properties officeooo:rsid="0017d5bd"/>
    </style:style>
    <style:style style:name="T17" style:family="text">
      <style:text-properties officeooo:rsid="00181184"/>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LBLRTM O<text:span text:style-name="T16">ptical </text:span>D<text:span text:style-name="T16">epth </text:span>A<text:span text:style-name="T16">daptation</text:span> NOTES</text:p>
      <text:h text:style-name="Heading_20_2" text:outline-level="2">Introduction:</text:h>
      <text:p text:style-name="P1">I have developed executable python scripts: lnlODA and lblrtmODA and placed them in the molecfit bin directory. These act as wrappers to lnfl and lblrtm respectively and parse TAPE5 files that molecfit produces <text:s/>and create<text:span text:style-name="T4">s</text:span> a TAPE3dir directory that contains Optical Depth files generated by usage of lnfl and lblrtm on single molecular data. For the remainder of this document I shall use the terms lnflODA and lblrtmODA and TAPE3dir to prevent confusion. However, the end goal is to rename lnfl <text:span text:style-name="T4">and </text:span>lblttm <text:span text:style-name="T4">to lnfl_std and lblrtm_std respectively, whilst renaming</text:span> lnflODA, lblrtmODA and TAPE3dir to <text:s/>lnfl, lblrtm and TAPE3 respectively. The reason for this is that molecfit <text:span text:style-name="T4">would </text:span><text:span text:style-name="T17">then </text:span><text:span text:style-name="T4">be able to</text:span> work with the newer executables and TAPE3 <text:s/>data format without the need to change molecfit code. <text:span text:style-name="T4">This would be a good starting point for testing the new process. </text:span><text:span text:style-name="T5">I will now explain lnflODA, lblrtmODA and TAP</text:span><text:span text:style-name="T14">E</text:span><text:span text:style-name="T5">3dir </text:span><text:span text:style-name="T14">and how they can work with molecfit </text:span><text:span text:style-name="T5">in more detail below.</text:span></text:p>
      <text:p text:style-name="P1"/>
      <text:h text:style-name="Heading_20_2" text:outline-level="2">TAPE3dir</text:h>
      <text:p text:style-name="P3"><text:span text:style-name="T5">This directory will be the o</text:span>utput of lnflODA and <text:span text:style-name="T5">the </text:span>input for lblrtmODA. <text:span text:style-name="T5">Despite being a directory instead of a file, the operations that molecfit performs on moving and linking file TAPE3 will still work for a directory TAPE3dir. TAPE3dir will c</text:span>ontains subdirectories for each molecule of interest each of which contains a TAPE3 file generated by lnfl for that molecul<text:span text:style-name="T2">e</text:span> only. <text:span text:style-name="T5">For example when the molecules of interest are CH4, O3 and H2O, the TAPE3dir structure will be as follows</text:span>:</text:p>
      <text:p text:style-name="P3"/>
      <text:p text:style-name="P3"><text:tab/><text:tab/> <text:s text:c="4"/>TAPE3dir:</text:p>
      <text:p text:style-name="P3"><text:tab/> <text:s text:c="2"/>/<text:tab/><text:tab/><text:span text:style-name="T2">| <text:tab/><text:tab/>\</text:span></text:p>
      <text:p text:style-name="P3"><text:tab/>CH4<text:tab/><text:tab/>O3<text:tab/><text:tab/>H20</text:p>
      <text:p text:style-name="P3"><text:tab/> <text:s/><text:span text:style-name="T2">|</text:span><text:tab/><text:tab/> <text:span text:style-name="T2">|</text:span><text:tab/><text:tab/> <text:s/><text:span text:style-name="T2">|</text:span></text:p>
      <text:p text:style-name="P3"><text:tab/>TAPE3<text:tab/><text:tab/>TAPE3<text:tab/><text:tab/>TAPE3</text:p>
      <text:p text:style-name="P1"/>
      <text:h text:style-name="Heading_20_2" text:outline-level="2">lnflODA</text:h>
      <text:p text:style-name="P9"><text:span text:style-name="T6">A python executable script. This takes a </text:span>TAPE5 from working directory <text:span text:style-name="T3">(as generated by molecfit) </text:span><text:span text:style-name="T6">as input and:</text:span></text:p>
      <text:list xml:id="list691188323" text:style-name="L1">
        <text:list-item>
          <text:p text:style-name="P10">Parses TAPE5 for list of molecules</text:p>
        </text:list-item>
        <text:list-item>
          <text:p text:style-name="P11">Creates a subdirectory for each molecule, <text:span text:style-name="T3">eg CH4, H20 and O3 </text:span><text:span text:style-name="T8">to be used as individual working directories for lnfl</text:span></text:p>
        </text:list-item>
        <text:list-item>
          <text:p text:style-name="P11">For each molecule, creates a modified TAPE5 that lists only that molecule and places <text:span text:style-name="T2">the TAPE5 file into the relevant </text:span>molecule subdirectory</text:p>
        </text:list-item>
        <text:list-item>
          <text:p text:style-name="P11">Creates a soft link to TAPE1 in the working directory to each molecule subdirectory</text:p>
        </text:list-item>
        <text:list-item>
          <text:p text:style-name="P11">For each molecule subdirectory, cd to that directory then call lnfl (this could be done in parallel)</text:p>
        </text:list-item>
        <text:list-item>
          <text:p text:style-name="P11">Creates a TAPE3dir with molecule subdirectories each of which has a soft-link to the associated TAPE3 generated by lnfl.</text:p>
          <text:p text:style-name="P13"/>
        </text:list-item>
      </text:list>
      <text:p text:style-name="P5"><text:span text:style-name="T6">Thus the working directory prior to execution will contain two files: </text:span><text:span text:style-name="T3">TAPE1 </text:span><text:span text:style-name="T6">(as soft-linked by molecfit); and </text:span>TAPE5 <text:span text:style-name="T6">(as generated by molecfit). After execution, the working directory will also </text:span><text:soft-page-break/><text:span text:style-name="T6">contain molecule working subdirectories, eg CH4, O3 and H2O and TAPE3dir. </text:span><text:span text:style-name="T7">Each molecule working subdirectory will house all the TAPE files needed for lnfl execution and a TAPE3 file </text:span><text:span text:style-name="T8">that </text:span><text:span text:style-name="T7">lnfl produc</text:span><text:span text:style-name="T8">ed</text:span><text:span text:style-name="T7">. For example the CH4 working directory will contain:</text:span></text:p>
      <text:list xml:id="list1470837732" text:style-name="L2">
        <text:list-item>
          <text:p text:style-name="P14">TAPE1 (soft-link from ../TAPE1)</text:p>
        </text:list-item>
        <text:list-item>
          <text:p text:style-name="P14">TAPE5 (parsed from ../TAPE5)</text:p>
        </text:list-item>
        <text:list-item>
          <text:p text:style-name="P14">TAPE3 (generated by lnfl)</text:p>
          <text:p text:style-name="P14"/>
        </text:list-item>
      </text:list>
      <text:p text:style-name="P17">With the CH4,O3,H2O example, TAPE3dir would consist of the following:</text:p>
      <text:list xml:id="list1549574071" text:style-name="L3">
        <text:list-item>
          <text:p text:style-name="P15"><text:span text:style-name="T9">Physical subdirectories:</text:span> CH4, H2O and O3</text:p>
        </text:list-item>
        <text:list-item>
          <text:p text:style-name="P15"><text:span text:style-name="T9">Soft link file: </text:span>TAPE3dir/CH4/TAPE3<text:tab/><text:span text:style-name="T9">linked</text:span> to ../../CH4/TAPE3</text:p>
        </text:list-item>
        <text:list-item>
          <text:p text:style-name="P16"><text:span text:style-name="T9">Soft link file: </text:span>TAPE3dir/O3/TAPE3 <text:tab/><text:tab/><text:span text:style-name="T9">linked</text:span> to ../../O3/TAPE3</text:p>
        </text:list-item>
        <text:list-item>
          <text:p text:style-name="P16"><text:span text:style-name="T9">Soft link file: </text:span>TAPE3dir/H2O/TAPE3 <text:tab/>link<text:span text:style-name="T9">ed</text:span> to ../../H2O/TAPE3<text:tab/></text:p>
        </text:list-item>
      </text:list>
      <text:p text:style-name="P2"/>
      <text:h text:style-name="Heading_20_2" text:outline-level="2">lblrtmODA</text:h>
      <text:p text:style-name="P18">An executable python script with 2 stages:</text:p>
      <text:list xml:id="list4040492348" text:style-name="L4">
        <text:list-item>
          <text:p text:style-name="P7">lblrtm_GenODFiles <text:tab/><text:tab/><text:span text:style-name="T10">Generate Optical Depth files for each molecule</text:span></text:p>
        </text:list-item>
        <text:list-item>
          <text:p text:style-name="P7">lblrtm_MrgODFiles<text:tab/><text:tab/><text:span text:style-name="T10">Merge Optical Depth files with specific ratios </text:span></text:p>
        </text:list-item>
      </text:list>
      <text:p text:style-name="P20"/>
      <text:p text:style-name="P20">Firstly, lblrtmODA will first check if molecule specific Optical Depth files have been generated in the TAPE3dir directory. If not then it will call on lblrtm_GenODFiles to do so. Secondly, lblrtmODA will call on lblrtm_MrgODFiles to combine the Optical Depth data in appropriate ratios and to generate a TAPE28 file that Molecfit can read.</text:p>
      <text:list xml:id="list112356255639560" text:continue-numbering="true" text:style-name="L4">
        <text:list-header>
          <text:p text:style-name="P7"/>
        </text:list-header>
      </text:list>
      <text:h text:style-name="Heading_20_3" text:outline-level="3">lblrtm_GenODFiles</text:h>
      <text:list xml:id="list1208158259" text:style-name="L5">
        <text:list-item>
          <text:p text:style-name="P12">Parses the TAPE5 file in the working directory <text:span text:style-name="T12">and generates a single </text:span><text:span text:style-name="T1">molecule specific </text:span><text:span text:style-name="T12">version</text:span><text:span text:style-name="T1"> </text:span><text:span text:style-name="T12">with</text:span><text:span text:style-name="T1"> </text:span><text:span text:style-name="T10">modifie</text:span><text:span text:style-name="T12">d</text:span><text:span text:style-name="T10"> output instructions to produce O</text:span><text:span text:style-name="T13">ptical </text:span><text:span text:style-name="T10">D</text:span><text:span text:style-name="T13">epth </text:span><text:span text:style-name="T10"><text:s/>files.</text:span></text:p>
        </text:list-item>
        <text:list-item>
          <text:p text:style-name="P19">Places the molecule specific TAPE5 into the relevant molecule subdirectory of TAPE3dir</text:p>
        </text:list-item>
        <text:list-item>
          <text:p text:style-name="P12">For each molecule subdirectory, cd to that directory then call l<text:span text:style-name="T11">blrtm</text:span> (this could be done in parallel)</text:p>
          <text:p text:style-name="P8"/>
        </text:list-item>
      </text:list>
      <text:h text:style-name="Heading_20_3" text:outline-level="3">lblrtm_MrgODFiles</text:h>
      <text:p text:style-name="P4">Parse the TAP<text:span text:style-name="T6">E</text:span>5 file in the working directory for the abundance values for each molecule.</text:p>
      <text:p text:style-name="P4">Merge the OD values in the TAPE3dir accordingly to generate a TAPE28 file <text:span text:style-name="T14">that molecfit can read. Note, that whilst the governing body of this script is python, the actual merging of the optical depth data is being executed in fortran using lblrtmio library. This ensures expedience and precision.</text:span></text:p>
      <text:p text:style-name="P1"/>
      <text:p text:style-name="P1"/>
      <text:h text:style-name="Heading_20_2" text:outline-level="2">Where I am at:</text:h>
      <text:list xml:id="list4013976371" text:style-name="L6">
        <text:list-item>
          <text:p text:style-name="P21">I am still working on the correct translation of TAPE5 files from multi molecules to single molecules. Currently I am using TAPE5 files generated by molecfit when specifying <text:span text:style-name="T15">one</text:span> molecule <text:span text:style-name="T15">at a time. This just needs a little more exploration/understanding of the TAPE5 formats for both lnfl and lblrtm.</text:span></text:p>
        </text:list-item>
        <text:list-item>
          <text:p text:style-name="P22">Need to generate a TAPE28 file from the merged data of the OD files that molecfit will recognise.</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AU"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AU"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oto Sans Devanagari" style:font-family-complex="'Noto Sans Devanagari'"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19T16:05:26.524854856</meta:creation-date>
    <dc:date>2022-12-20T11:23:55.848922265</dc:date>
    <meta:editing-duration>PT2H32M26S</meta:editing-duration>
    <meta:editing-cycles>22</meta:editing-cycles>
    <meta:generator>LibreOffice/7.3.6.2$Linux_X86_64 LibreOffice_project/30$Build-2</meta:generator>
    <meta:document-statistic meta:table-count="0" meta:image-count="0" meta:object-count="0" meta:page-count="2" meta:paragraph-count="46" meta:word-count="787" meta:character-count="4839" meta:non-whitespace-character-count="4078"/>
  </office:meta>
</office:document-meta>
</file>